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3"/>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1403515681834577123"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text:span><text:soft-page-break/><text:span text:style-name="T78">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text:soft-page-break/>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5"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4">12.04.1003 А.С.</text:span></text:p>
      <text:p text:style-name="P59"><text:soft-page-break/>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4">12.04.1003 А.С.</text:span></text:p>
      <text:p text:style-name="P59">Эксперимент: заклинание Прозрения</text:p>
      <text:p text:style-name="P59">Испытуемая: Флаттершай</text:p>
      <text:p text:style-name="P59"><text:soft-page-break/>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text:soft-page-break/></text:p>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text:soft-page-break/>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text:soft-page-break/>–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oft-page-break/><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text:soft-page-break/>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text:soft-page-break/>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 С кошмарным всхлипом над водой появляется грибообразное тело чудовища. Тут же вокруг него образовывается гигантских размеров воронка, в которую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text:soft-page-break/></text:p>
      <text:p text:style-name="P53">Из пещеры ниже «ватерлинии» «Громовержца» вырывается столб магического пламени. Пленившее «Громовержец»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Громовержец»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span text:style-name="T62">А ч</text:span>то случилось с кракеном?</text:p>
      <text:p text:style-name="P53">– Он провалился в <text:span text:style-name="T62">П</text:span>ровал. – отвечает пегаска и смотрит на извивающийся обруб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text:p>
      <text:p text:style-name="P53">– Ты не в курсе, куда я приземлилась? Ты ведь уже был тут. Нам надо выйти к нашим.</text:p>
      <text:p text:style-name="P53">Я осторожно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на близкой дистанции увернуться от них будет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text:soft-page-break/>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39"><text:span text:style-name="T11">&lt;</text:span><text:span text:style-name="T25">Дэш утешает Анона, старается приободрить его</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oft-page-break/><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47" text:outline-level="3">Воскресение</text:h>
      <text:p text:style-name="P48">&lt;<text:span text:style-name="T74">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text:soft-page-break/>–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soft-page-break/>...</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7"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text:soft-page-break/>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text:soft-page-break/>–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text:soft-page-break/>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text:soft-page-break/>–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text:soft-page-break/>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5" text:outline-level="2">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oft-page-break/><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text:soft-page-break/>–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text:soft-page-break/>–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text:soft-page-break/>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text:soft-page-break/>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text:soft-page-break/></text:p>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text:span><text:span text:style-name="T49">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49">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7">Я подозрительно посмотрел на Анакорна.</text:p>
      <text:p text:style-name="P106"><text:span text:style-name="T17">–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oft-page-break/><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text:soft-page-break/>–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text:soft-page-break/></text:p>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16T00:49:52.32</dc:date>
    <meta:editing-duration>P140DT22H39M19S</meta:editing-duration>
    <meta:editing-cycles>8691</meta:editing-cycles>
    <meta:generator>OpenOffice/4.1.1$Win32 OpenOffice.org_project/411m6$Build-9775</meta:generator>
    <dc:creator>макс </dc:creator>
    <meta:document-statistic meta:table-count="0" meta:image-count="0" meta:object-count="0" meta:page-count="221" meta:paragraph-count="4666" meta:word-count="102791" meta:character-count="653229"/>
  </office:meta>
</office:document-meta>
</file>